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8.775cm" fo:margin-left="6.586cm" table:align="left" style:writing-mode="lr-tb"/>
    </style:style>
    <style:style style:name="Таблица1.A" style:family="table-column">
      <style:table-column-properties style:column-width="4.553cm"/>
    </style:style>
    <style:style style:name="Таблица1.B" style:family="table-column">
      <style:table-column-properties style:column-width="4.223cm"/>
    </style:style>
    <style:style style:name="Таблица1.1" style:family="table-row">
      <style:table-row-properties style:min-row-height="0.947cm" fo:keep-together="auto"/>
    </style:style>
    <style:style style:name="Таблица1.A1" style:family="table-cell">
      <style:table-cell-properties style:vertical-align="top" fo:padding-left="0.095cm" fo:padding-right="0.097cm" fo:padding-top="0.097cm" fo:padding-bottom="0.097cm" fo:border-left="0.25pt solid #000000" fo:border-right="none" fo:border-top="0.25pt solid #000000" fo:border-bottom="0.25pt solid #000000" style:writing-mode="lr-tb"/>
    </style:style>
    <style:style style:name="Таблица1.B1" style:family="table-cell">
      <style:table-cell-properties style:vertical-align="top" fo:padding-left="0.095cm" fo:padding-right="0.097cm" fo:padding-top="0.097cm" fo:padding-bottom="0.097cm" fo:border="0.25pt solid #000000" style:writing-mode="lr-tb"/>
    </style:style>
    <style:style style:name="Таблица1.4" style:family="table-row">
      <style:table-row-properties style:min-row-height="0.674cm" fo:keep-together="auto"/>
    </style:style>
    <style:style style:name="Таблица1.5" style:family="table-row">
      <style:table-row-properties style:min-row-height="0.968cm" fo:keep-together="auto"/>
    </style:style>
    <style:style style:name="Таблица1.6" style:family="table-row">
      <style:table-row-properties style:min-row-height="0.268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-complex="Times New Roman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style:text-properties fo:language="en" fo:country="US" fo:font-weight="bold" style:font-weight-asian="bold"/>
    </style:style>
    <style:style style:name="P12" style:family="paragraph" style:parent-style-name="Standard">
      <style:text-properties fo:language="en" fo:country="US" fo:font-weight="bold" style:font-weight-asian="bold" style:font-weight-complex="bold"/>
    </style:style>
    <style:style style:name="P13" style:family="paragraph" style:parent-style-name="Standard">
      <style:text-properties fo:language="en" fo:country="US" fo:font-weight="normal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P16" style:family="paragraph" style:parent-style-name="Standard" style:list-style-name="WW8Num1" style:master-page-name="Преобразование_20_1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margin-top="0cm" fo:margin-bottom="0.353cm" loext:contextual-spacing="false"/>
      <style:text-properties fo:font-size="14pt" style:font-size-asian="14pt" style:font-size-complex="14pt"/>
    </style:style>
    <style:style style:name="P18" style:family="paragraph" style:parent-style-name="Table_20_Contents">
      <style:paragraph-properties fo:margin-top="0cm" fo:margin-bottom="0.353cm" loext:contextual-spacing="false" style:snap-to-layout-grid="false"/>
      <style:text-properties fo:font-size="14pt" style:font-size-asian="14pt" style:font-size-complex="14pt"/>
    </style:style>
    <style:style style:name="P19" style:family="paragraph" style:parent-style-name="Table_20_Contents">
      <style:paragraph-properties fo:margin-top="0cm" fo:margin-bottom="0.353cm" loext:contextual-spacing="false"/>
      <style:text-properties fo:font-size="14pt" officeooo:rsid="001c084b" officeooo:paragraph-rsid="001c084b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4pt" fo:language="en" fo:country="US" officeooo:rsid="001c084b" style:font-size-asian="14pt" style:font-size-complex="14pt"/>
    </style:style>
    <style:style style:name="T5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7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T8" style:family="text">
      <style:text-properties fo:font-weight="bold" style:font-weight-asian="bold"/>
    </style:style>
    <style:style style:name="T9" style:family="text">
      <style:text-properties fo:language="en" fo:country="US"/>
    </style:style>
    <style:style style:name="T10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осковский Авиационный Институт</text:p>
      <text:p text:style-name="P7">(Национальный исследовательский Университет)</text:p>
      <text:p text:style-name="P7"/>
      <text:p text:style-name="P7"/>
      <text:p text:style-name="P7">Факультет: «Информационные технологии и прикладная математика»</text:p>
      <text:p text:style-name="P7">Кафедра: 806 «Вычислительная математика и программирование»</text:p>
      <text:p text:style-name="P7"/>
      <text:p text:style-name="P7"/>
      <text:p text:style-name="P7"/>
      <text:p text:style-name="P7"/>
      <text:p text:style-name="P8">Лабораторная работа</text:p>
      <text:p text:style-name="P8">по курсу «ООП»</text:p>
      <text:p text:style-name="P1"/>
      <text:p text:style-name="P8"/>
      <text:p text:style-name="P8"/>
      <text:p text:style-name="P8"/>
      <text:p text:style-name="P8">Тема:</text:p>
      <text:p text:style-name="P1"><text:span text:style-name="T7"><text:s text:c="4"/></text:span><text:span text:style-name="T6">Асинхронное программирование.</text:span></text:p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7">Студент:</text:p>
          </table:table-cell>
          <table:table-cell table:style-name="Таблица1.B1" office:value-type="string">
            <text:p text:style-name="P19">Болдырев А. К.</text:p>
          </table:table-cell>
        </table:table-row>
        <table:table-row table:style-name="Таблица1.1">
          <table:table-cell table:style-name="Таблица1.A1" office:value-type="string">
            <text:p text:style-name="P17">Группа:</text:p>
          </table:table-cell>
          <table:table-cell table:style-name="Таблица1.B1" office:value-type="string">
            <text:p text:style-name="P17">М80-206Б-18</text:p>
          </table:table-cell>
        </table:table-row>
        <table:table-row table:style-name="Таблица1.1">
          <table:table-cell table:style-name="Таблица1.A1" office:value-type="string">
            <text:p text:style-name="P17">Преподаватель:</text:p>
          </table:table-cell>
          <table:table-cell table:style-name="Таблица1.B1" office:value-type="string">
            <text:p text:style-name="P17">Журавлев А.А.</text:p>
          </table:table-cell>
        </table:table-row>
        <table:table-row table:style-name="Таблица1.4">
          <table:table-cell table:style-name="Таблица1.A1" office:value-type="string">
            <text:p text:style-name="P17">Вариант:</text:p>
          </table:table-cell>
          <table:table-cell table:style-name="Таблица1.B1" office:value-type="string">
            <text:p text:style-name="P17">3</text:p>
          </table:table-cell>
        </table:table-row>
        <table:table-row table:style-name="Таблица1.5">
          <table:table-cell table:style-name="Таблица1.A1" office:value-type="string">
            <text:p text:style-name="P17">Оценка:</text:p>
          </table:table-cell>
          <table:table-cell table:style-name="Таблица1.B1" office:value-type="string">
            <text:p text:style-name="P18"/>
          </table:table-cell>
        </table:table-row>
        <table:table-row table:style-name="Таблица1.6">
          <table:table-cell table:style-name="Таблица1.A1" office:value-type="string">
            <text:p text:style-name="P17">Дата:</text:p>
          </table:table-cell>
          <table:table-cell table:style-name="Таблица1.B1" office:value-type="string">
            <text:p text:style-name="P18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Москва</text:p>
      <text:p text:style-name="P7">2019</text:p>
      <text:list xml:id="list1788999211" text:style-name="WW8Num1">
        <text:list-item>
          <text:p text:style-name="P16">Код программы на языке C++:</text:p>
        </text:list-item>
      </text:list>
      <text:p text:style-name="P11">figure.h</text:p>
      <text:p text:style-name="P10"/>
      <text:p text:style-name="P10">#ifndef FIGURE_H</text:p>
      <text:p text:style-name="P10">#define FIGURE_H</text:p>
      <text:p text:style-name="P10"/>
      <text:p text:style-name="P10">#include &lt;iostream&gt;</text:p>
      <text:p text:style-name="P10">#include &lt;cassert&gt;</text:p>
      <text:p text:style-name="P10">#include &lt;stdexcept&gt; </text:p>
      <text:p text:style-name="P10">#include "point.h"</text:p>
      <text:p text:style-name="P10">#include &lt;cmath&gt;</text:p>
      <text:p text:style-name="P10"/>
      <text:p text:style-name="P10"/>
      <text:p text:style-name="P10"/>
      <text:p text:style-name="P10">class TFigure {</text:p>
      <text:p text:style-name="P10">public:</text:p>
      <text:p text:style-name="P10"><text:tab/>virtual void Print(std::ostream&amp;) const = 0;</text:p>
      <text:p text:style-name="P10"><text:tab/>virtual TPoint Center() const = 0;</text:p>
      <text:p text:style-name="P10"><text:tab/>virtual double Square() const = 0;</text:p>
      <text:p text:style-name="P10"><text:tab/>virtual ~TFigure(){};</text:p>
      <text:p text:style-name="P10">};</text:p>
      <text:p text:style-name="P10">#endif</text:p>
      <text:p text:style-name="P10"/>
      <text:p text:style-name="P11">point.h</text:p>
      <text:p text:style-name="P10"/>
      <text:p text:style-name="P10">#ifndef POINT_H</text:p>
      <text:p text:style-name="P10">#define POINT_H</text:p>
      <text:p text:style-name="P10"/>
      <text:p text:style-name="P10">#include &lt;iostream&gt;</text:p>
      <text:p text:style-name="P10"/>
      <text:p text:style-name="P10">struct TPoint</text:p>
      <text:p text:style-name="P10">{</text:p>
      <text:p text:style-name="P10"><text:tab/>double x, y;</text:p>
      <text:p text:style-name="P10">};</text:p>
      <text:p text:style-name="P10"/>
      <text:p text:style-name="P10">std::istream&amp; operator &gt;&gt; (std::istream&amp; is,TPoint&amp; p );</text:p>
      <text:p text:style-name="P10">std::ostream&amp; operator &lt;&lt; (std::ostream&amp; os,const TPoint&amp; p);</text:p>
      <text:p text:style-name="P10"/>
      <text:p text:style-name="P10">#endif</text:p>
      <text:p text:style-name="P10"/>
      <text:p text:style-name="P11">point.cpp</text:p>
      <text:p text:style-name="P10"/>
      <text:p text:style-name="P10">#include "point.h"</text:p>
      <text:p text:style-name="P10"/>
      <text:p text:style-name="P10">std::istream&amp; operator &gt;&gt; (std::istream&amp; is, TPoint&amp; p) {</text:p>
      <text:p text:style-name="P10"><text:tab/>return is &gt;&gt; p.x &gt;&gt; p.y;</text:p>
      <text:p text:style-name="P10">}</text:p>
      <text:p text:style-name="P10"/>
      <text:p text:style-name="P10">std::ostream&amp; operator &lt;&lt; (std::ostream&amp; os, const TPoint&amp; p) {</text:p>
      <text:p text:style-name="P10"><text:tab/>return os &lt;&lt; p.x &lt;&lt; " " &lt;&lt; p.y;</text:p>
      <text:p text:style-name="P10">}</text:p>
      <text:p text:style-name="P10"/>
      <text:p text:style-name="P11"><text:soft-page-break/>rectangle.h</text:p>
      <text:p text:style-name="P10"/>
      <text:p text:style-name="P10">#ifndef RECTANGLE_H</text:p>
      <text:p text:style-name="P10">#define RECTANGLE_H</text:p>
      <text:p text:style-name="P10"/>
      <text:p text:style-name="P10">#include "figure.h"</text:p>
      <text:p text:style-name="P10"/>
      <text:p text:style-name="P10">class TRectangle : public TFigure {</text:p>
      <text:p text:style-name="P10">private:</text:p>
      <text:p text:style-name="P10"><text:tab/>TPoint a, b, c, d;</text:p>
      <text:p text:style-name="P10">public:</text:p>
      <text:p text:style-name="P10"><text:tab/>void Print(std::ostream&amp; os) const override;</text:p>
      <text:p text:style-name="P10"><text:tab/>TPoint Center() const override;</text:p>
      <text:p text:style-name="P10"><text:tab/>double Square() const override;</text:p>
      <text:p text:style-name="P10"><text:tab/>TRectangle();</text:p>
      <text:p text:style-name="P10"><text:tab/>TRectangle(TPoint p1, TPoint p2, TPoint p3, TPoint p4);</text:p>
      <text:p text:style-name="P10"><text:tab/>TRectangle(std::istream&amp; is);</text:p>
      <text:p text:style-name="P10">};</text:p>
      <text:p text:style-name="P10"/>
      <text:p text:style-name="P10"/>
      <text:p text:style-name="P10">#endif // RECTANGLE_H</text:p>
      <text:p text:style-name="P10"/>
      <text:p text:style-name="P10"/>
      <text:p text:style-name="P10"/>
      <text:p text:style-name="P11">rectangle.cpp</text:p>
      <text:p text:style-name="P11"/>
      <text:p text:style-name="P13">#include "rectangle.h"</text:p>
      <text:p text:style-name="P13"/>
      <text:p text:style-name="P13">TRectangle::TRectangle (const TPoint p1, const TPoint p2, const TPoint p3, const TPoint p4) {</text:p>
      <text:p text:style-name="P13"><text:tab/>a = p1;</text:p>
      <text:p text:style-name="P13"><text:tab/>b = p2;</text:p>
      <text:p text:style-name="P13"><text:tab/>c = p3;</text:p>
      <text:p text:style-name="P13"><text:tab/>d = p4;</text:p>
      <text:p text:style-name="P13"><text:tab/>TPoint ab, ad, cb, cd;</text:p>
      <text:p text:style-name="P13"><text:tab/>ab.x = b.x - a.x;</text:p>
      <text:p text:style-name="P13"><text:tab/>ab.y = b.y - a.y;</text:p>
      <text:p text:style-name="P13"><text:tab/>ad.x = d.x - a.x;</text:p>
      <text:p text:style-name="P13"><text:tab/>ad.y = d.y - a.y;</text:p>
      <text:p text:style-name="P13"><text:tab/>cb.x = b.x - c.x;</text:p>
      <text:p text:style-name="P13"><text:tab/>cb.y = b.y - c.y;</text:p>
      <text:p text:style-name="P13"><text:tab/>cd.x = d.x - c.x;</text:p>
      <text:p text:style-name="P13"><text:tab/>cd.y = d.y - c.y;</text:p>
      <text:p text:style-name="P13"><text:tab/>if (acos((ab.x * ad.x + ab.y * ad.y) / (sqrt(ab.x * ab.x + ab.y * ab.y) * sqrt(ad.x * ad.x + ad.y * ad.y))) / M_PI != 0.5 || acos((cb.x * cd.x + cb.y * cd.y) / (sqrt(cb.x * cb.x + cb.y * cb.y) * sqrt(cd.x * cd.x + cd.y * cd.y))) / M_PI != 0.5) {</text:p>
      <text:p text:style-name="P13"><text:tab/><text:tab/>throw std::logic_error("it's not rectangle\n");</text:p>
      <text:p text:style-name="P13"><text:tab/>}</text:p>
      <text:p text:style-name="P13"><text:tab/>//assert(acos((ab.x * ad.x + ab.y * ad.y) / (sqrt(ab.x * ab.x + ab.y * ab.y) * sqrt(ad.x * ad.x + ad.y * ad.y))) / M_PI == 0.5 &amp;&amp; acos((cb.x * cd.x + cb.y * cd.y) / (sqrt(cb.x * cb.x + cb.y * cb.y) * sqrt(cd.x * cd.x + cd.y * cd.y))) / M_PI == 0.5);</text:p>
      <text:p text:style-name="P13">}</text:p>
      <text:p text:style-name="P13"/>
      <text:p text:style-name="P13"><text:soft-page-break/>TRectangle::TRectangle(std::istream&amp; is) {</text:p>
      <text:p text:style-name="P13"><text:tab/>is &gt;&gt; a &gt;&gt; b &gt;&gt; c &gt;&gt; d;</text:p>
      <text:p text:style-name="P13"><text:tab/>TPoint ab, ad, cb, cd;</text:p>
      <text:p text:style-name="P13"><text:tab/>ab.x = b.x - a.x;</text:p>
      <text:p text:style-name="P13"><text:tab/>ab.y = b.y - a.y;</text:p>
      <text:p text:style-name="P13"><text:tab/>ad.x = d.x - a.x;</text:p>
      <text:p text:style-name="P13"><text:tab/>ad.y = d.y - a.y;</text:p>
      <text:p text:style-name="P13"><text:tab/>cb.x = b.x - c.x;</text:p>
      <text:p text:style-name="P13"><text:tab/>cb.y = b.y - c.y;</text:p>
      <text:p text:style-name="P13"><text:tab/>cd.x = d.x - c.x;</text:p>
      <text:p text:style-name="P13"><text:tab/>cd.y = d.y - c.y;</text:p>
      <text:p text:style-name="P13"><text:tab/>if (acos((ab.x * ad.x + ab.y * ad.y) / (sqrt(ab.x * ab.x + ab.y * ab.y) * sqrt(ad.x * ad.x + ad.y * ad.y))) / M_PI != 0.5 || acos((cb.x * cd.x + cb.y * cd.y) / (sqrt(cb.x * cb.x + cb.y * cb.y) * sqrt(cd.x * cd.x + cd.y * cd.y))) / M_PI != 0.5) {</text:p>
      <text:p text:style-name="P13"><text:tab/><text:tab/>throw std::logic_error("it's not rectangle\n");</text:p>
      <text:p text:style-name="P13"><text:tab/>}</text:p>
      <text:p text:style-name="P13">}</text:p>
      <text:p text:style-name="P13"/>
      <text:p text:style-name="P13">double TRectangle::Square () const {</text:p>
      <text:p text:style-name="P13"/>
      <text:p text:style-name="P13"><text:tab/>double ans = (b.x - a.x) * (c.y - a.y) - (c.x - a.x) * (b.y - a.y);</text:p>
      <text:p text:style-name="P13"><text:tab/>return fabs(ans);</text:p>
      <text:p text:style-name="P13">}</text:p>
      <text:p text:style-name="P13"/>
      <text:p text:style-name="P13">TPoint TRectangle::Center() const {</text:p>
      <text:p text:style-name="P13"><text:tab/>TPoint p;</text:p>
      <text:p text:style-name="P13"><text:tab/>double x = (a.x + b.x + c.x + d.x) / 4;</text:p>
      <text:p text:style-name="P13"><text:tab/>double y = (a.y + b.y + c.y + d.y) / 4;</text:p>
      <text:p text:style-name="P13"><text:tab/>p.x = x;</text:p>
      <text:p text:style-name="P13"><text:tab/>p.y = y;</text:p>
      <text:p text:style-name="P13"><text:tab/>return p;</text:p>
      <text:p text:style-name="P13">}</text:p>
      <text:p text:style-name="P13"/>
      <text:p text:style-name="P13">void TRectangle::Print(std::ostream&amp; os) const {</text:p>
      <text:p text:style-name="P13"><text:tab/>os &lt;&lt; <text:s/>a &lt;&lt; " " &lt;&lt; b &lt;&lt; " " &lt;&lt; c &lt;&lt; " " &lt;&lt; d &lt;&lt; "\n";</text:p>
      <text:p text:style-name="P13">}</text:p>
      <text:p text:style-name="P13"/>
      <text:p text:style-name="P13"/>
      <text:p text:style-name="P11">rhombus.h</text:p>
      <text:p text:style-name="P13"/>
      <text:p text:style-name="P10">#ifndef RHOMBUS_H</text:p>
      <text:p text:style-name="P10">#define RHOMBUS_H</text:p>
      <text:p text:style-name="P10"/>
      <text:p text:style-name="P10">#include "figure.h"</text:p>
      <text:p text:style-name="P10">#include &lt;iostream&gt;</text:p>
      <text:p text:style-name="P10"/>
      <text:p text:style-name="P10">class TRhombus : public TFigure{</text:p>
      <text:p text:style-name="P10">private:</text:p>
      <text:p text:style-name="P10"><text:tab/>TPoint a, b, c, d;</text:p>
      <text:p text:style-name="P10">public:</text:p>
      <text:p text:style-name="P10"><text:tab/>double Square() const override;</text:p>
      <text:p text:style-name="P10"><text:tab/>TPoint Center() const override;</text:p>
      <text:p text:style-name="P10"><text:soft-page-break/><text:tab/>void Print(std::ostream&amp;) const override;</text:p>
      <text:p text:style-name="P10"><text:tab/>TRhombus();</text:p>
      <text:p text:style-name="P10"><text:tab/>TRhombus(const TPoint p1, const TPoint p2, const TPoint p3, const TPoint p4);</text:p>
      <text:p text:style-name="P10"><text:tab/>TRhombus(std::istream&amp; is);</text:p>
      <text:p text:style-name="P10">};</text:p>
      <text:p text:style-name="P10"/>
      <text:p text:style-name="P10"/>
      <text:p text:style-name="P10">#endif</text:p>
      <text:p text:style-name="P10"/>
      <text:p text:style-name="P11">rhombus.cpp</text:p>
      <text:p text:style-name="P10"/>
      <text:p text:style-name="P10">#include "rhombus.h"</text:p>
      <text:p text:style-name="P10"/>
      <text:p text:style-name="P10">TRhombus::TRhombus (const TPoint p1, const TPoint p2, const TPoint p3, const TPoint p4) {</text:p>
      <text:p text:style-name="P10"><text:tab/>a = p1;</text:p>
      <text:p text:style-name="P10"><text:tab/>b = p2;</text:p>
      <text:p text:style-name="P10"><text:tab/>c = p3;</text:p>
      <text:p text:style-name="P10"><text:tab/>d = p4;</text:p>
      <text:p text:style-name="P10"><text:tab/>TPoint ab, bc, cd, da;</text:p>
      <text:p text:style-name="P10"><text:tab/>ab.x = b.x - a.x;</text:p>
      <text:p text:style-name="P10"><text:tab/>ab.y = b.y - a.y;</text:p>
      <text:p text:style-name="P10"><text:tab/>bc.x = c.x - b.x;</text:p>
      <text:p text:style-name="P10"><text:tab/>bc.y = c.y - b.y;</text:p>
      <text:p text:style-name="P10"><text:tab/>cd.x = d.x - c.x;</text:p>
      <text:p text:style-name="P10"><text:tab/>cd.y = d.y - c.y;</text:p>
      <text:p text:style-name="P10"><text:tab/>da.x = a.x - d.x;</text:p>
      <text:p text:style-name="P10"><text:tab/>da.y = a.y - d.y;</text:p>
      <text:p text:style-name="P10"><text:tab/>if (sqrt(ab.x * ab.x + ab.y * ab.y) != <text:s/>sqrt(bc.x * bc.x + bc.y * bc.y) || sqrt(bc.x * bc.x + bc.y * bc.y) != sqrt(cd.x * cd.x + cd.y * cd.y) || sqrt(cd.x * cd.x + cd.y * cd.y) != sqrt(da.x * da.x + da.y * da.y)) {</text:p>
      <text:p text:style-name="P10"><text:tab/><text:tab/>throw std::logic_error("it's not rhombus\n");</text:p>
      <text:p text:style-name="P10"><text:tab/>}</text:p>
      <text:p text:style-name="P10"><text:tab/>//assert(sqrt(ab.x * ab.x + ab.y * ab.y) == <text:s/>sqrt(bc.x * bc.x + bc.y * bc.y) &amp;&amp; sqrt(bc.x * bc.x + bc.y * bc.y) == sqrt(cd.x * cd.x + cd.y * cd.y) &amp;&amp; sqrt(cd.x * cd.x + cd.y * cd.y) == sqrt(da.x * da.x + da.y * da.y));</text:p>
      <text:p text:style-name="P10"/>
      <text:p text:style-name="P10">}</text:p>
      <text:p text:style-name="P10"/>
      <text:p text:style-name="P10">TRhombus::TRhombus(std::istream&amp; is) {</text:p>
      <text:p text:style-name="P10"><text:tab/>is &gt;&gt; a &gt;&gt; b &gt;&gt; c &gt;&gt; d;</text:p>
      <text:p text:style-name="P10"><text:tab/>TPoint ab, bc, cd, da;</text:p>
      <text:p text:style-name="P10"><text:tab/>ab.x = b.x - a.x;</text:p>
      <text:p text:style-name="P10"><text:tab/>ab.y = b.y - a.y;</text:p>
      <text:p text:style-name="P10"><text:tab/>bc.x = c.x - b.x;</text:p>
      <text:p text:style-name="P10"><text:tab/>bc.y = c.y - b.y;</text:p>
      <text:p text:style-name="P10"><text:tab/>cd.x = d.x - c.x;</text:p>
      <text:p text:style-name="P10"><text:tab/>cd.y = d.y - c.y;</text:p>
      <text:p text:style-name="P10"><text:tab/>da.x = a.x - d.x;</text:p>
      <text:p text:style-name="P10"><text:tab/>da.y = a.y - d.y;</text:p>
      <text:p text:style-name="P10"><text:tab/>if (sqrt(ab.x * ab.x + ab.y * ab.y) != <text:s/>sqrt(bc.x * bc.x + bc.y * bc.y) || sqrt(bc.x * bc.x + bc.y * bc.y) != sqrt(cd.x * cd.x + cd.y * cd.y) || sqrt(cd.x * cd.x + cd.y * cd.y) != sqrt(da.x * da.x + da.y * da.y)) {</text:p>
      <text:p text:style-name="P10"><text:soft-page-break/><text:tab/><text:tab/>throw std::logic_error("it's not rhombus\n");</text:p>
      <text:p text:style-name="P10"><text:tab/>}</text:p>
      <text:p text:style-name="P10">}</text:p>
      <text:p text:style-name="P10"/>
      <text:p text:style-name="P10">double TRhombus::Square() const {</text:p>
      <text:p text:style-name="P10"><text:tab/>double ans = 0.5 * sqrt(pow(a.x - c.x, 2) + pow(a.y - c.y, 2)) * sqrt(pow(b.x - d.x, 2) + pow(b.y - d.y, 2));</text:p>
      <text:p text:style-name="P10"><text:tab/>return fabs(ans);</text:p>
      <text:p text:style-name="P10">}</text:p>
      <text:p text:style-name="P10"/>
      <text:p text:style-name="P10">TPoint TRhombus::Center() const {</text:p>
      <text:p text:style-name="P10"><text:tab/>TPoint p;</text:p>
      <text:p text:style-name="P10"><text:tab/>double x = (a.x + b.x + c.x + d.x) / 4;</text:p>
      <text:p text:style-name="P10"><text:tab/>double y = (a.y + b.y + c.y + d.y) / 4;</text:p>
      <text:p text:style-name="P10"><text:tab/>p.x = x;</text:p>
      <text:p text:style-name="P10"><text:tab/>p.y = y;</text:p>
      <text:p text:style-name="P10"><text:tab/>return p;</text:p>
      <text:p text:style-name="P10">}</text:p>
      <text:p text:style-name="P10"/>
      <text:p text:style-name="P10">void TRhombus::Print(std::ostream&amp; os) const {</text:p>
      <text:p text:style-name="P10"><text:tab/>os &lt;&lt; a &lt;&lt; " " &lt;&lt; b &lt;&lt; " " &lt;&lt; c &lt;&lt; " " &lt;&lt; d &lt;&lt; "\n";</text:p>
      <text:p text:style-name="P10">}</text:p>
      <text:p text:style-name="P10"/>
      <text:p text:style-name="P10"/>
      <text:p text:style-name="P11">trapezoid.h</text:p>
      <text:p text:style-name="P11"/>
      <text:p text:style-name="P10">#ifndef TRAPEZOID_H</text:p>
      <text:p text:style-name="P10">#define TRAPEZOID_H</text:p>
      <text:p text:style-name="P10"/>
      <text:p text:style-name="P10">#include "figure.h"</text:p>
      <text:p text:style-name="P10">#include &lt;cmath&gt;</text:p>
      <text:p text:style-name="P10"/>
      <text:p text:style-name="P10">class TTrapezoid : public TFigure{</text:p>
      <text:p text:style-name="P10">private:</text:p>
      <text:p text:style-name="P10"><text:tab/>TPoint a, b, c, d;</text:p>
      <text:p text:style-name="P10">public:</text:p>
      <text:p text:style-name="P10"><text:tab/>std::string name = "trapezoid ";</text:p>
      <text:p text:style-name="P10"><text:tab/>double Square() const override;</text:p>
      <text:p text:style-name="P10"><text:tab/>TPoint Center() const override;</text:p>
      <text:p text:style-name="P10"><text:tab/>void Print(std::ostream&amp;) const override;</text:p>
      <text:p text:style-name="P10"><text:tab/>TTrapezoid();</text:p>
      <text:p text:style-name="P10"><text:tab/>TTrapezoid(const TPoint p1, const TPoint p2, const TPoint p3, const TPoint p4);</text:p>
      <text:p text:style-name="P10"><text:tab/>TTrapezoid(std::istream&amp; is);</text:p>
      <text:p text:style-name="P10">};</text:p>
      <text:p text:style-name="P10">#endif</text:p>
      <text:p text:style-name="P10"/>
      <text:p text:style-name="P12">trapezoid.cpp</text:p>
      <text:p text:style-name="P12"/>
      <text:p text:style-name="P13">#include "trapezoid.h"</text:p>
      <text:p text:style-name="P13"/>
      <text:p text:style-name="P13">TTrapezoid::TTrapezoid (const TPoint p1, const TPoint p2, const TPoint p3, const TPoint p4) {</text:p>
      <text:p text:style-name="P13"><text:tab/>a = p1;</text:p>
      <text:p text:style-name="P13"><text:soft-page-break/><text:tab/>b = p2;</text:p>
      <text:p text:style-name="P13"><text:tab/>c = p3;</text:p>
      <text:p text:style-name="P13"><text:tab/>d = p4;</text:p>
      <text:p text:style-name="P13"><text:tab/>TPoint ab, ad, bc, dc;</text:p>
      <text:p text:style-name="P13"><text:tab/>ab.x = b.x - a.x;</text:p>
      <text:p text:style-name="P13"><text:tab/>ab.y = b.y - a.y;</text:p>
      <text:p text:style-name="P13"><text:tab/>ad.x = d.x - a.x;</text:p>
      <text:p text:style-name="P13"><text:tab/>ad.y = d.y - a.y;</text:p>
      <text:p text:style-name="P13"><text:tab/>bc.x = c.x - b.x;</text:p>
      <text:p text:style-name="P13"><text:tab/>bc.y = c.y - b.y;</text:p>
      <text:p text:style-name="P13"><text:tab/>dc.x = c.x - d.x;</text:p>
      <text:p text:style-name="P13"><text:tab/>dc.y = c.y - d.y;</text:p>
      <text:p text:style-name="P13"><text:tab/>if (acos((ab.x * dc.x + ab.y * dc.y) / (sqrt(ab.x * ab.x + ab.y * ab.y) * sqrt(dc.x * dc.x + dc.y * dc.y))) != 0 &amp;&amp; acos((ad.x * bc.x + ad.y * bc.y) / (sqrt(ad.x * ad.x + ad.y * ad.y) * sqrt(bc.x * bc.x + bc.y * bc.y))) != 0) {</text:p>
      <text:p text:style-name="P13"><text:tab/><text:tab/>throw std::logic_error("it's not trapezoid\n");</text:p>
      <text:p text:style-name="P13"><text:tab/>}</text:p>
      <text:p text:style-name="P13"><text:tab/></text:p>
      <text:p text:style-name="P13"><text:tab/>//assert(acos((ab.x * dc.x + ab.y * dc.y) / (sqrt(ab.x * ab.x + ab.y * ab.y) * sqrt(dc.x * dc.x + dc.y * dc.y))) == 0 || acos((ad.x * bc.x + ad.y * bc.y) / (sqrt(ad.x * ad.x + ad.y * ad.y) * sqrt(bc.x * bc.x + bc.y * bc.y))) == 0);</text:p>
      <text:p text:style-name="P13"/>
      <text:p text:style-name="P13">}</text:p>
      <text:p text:style-name="P13"/>
      <text:p text:style-name="P13">TTrapezoid::TTrapezoid(std::istream&amp; is) {</text:p>
      <text:p text:style-name="P13"><text:tab/>is &gt;&gt; a &gt;&gt; b &gt;&gt; c &gt;&gt; d;</text:p>
      <text:p text:style-name="P13"><text:tab/>TPoint ab, ad, bc, dc;</text:p>
      <text:p text:style-name="P13"><text:tab/>ab.x = b.x - a.x;</text:p>
      <text:p text:style-name="P13"><text:tab/>ab.y = b.y - a.y;</text:p>
      <text:p text:style-name="P13"><text:tab/>ad.x = d.x - a.x;</text:p>
      <text:p text:style-name="P13"><text:tab/>ad.y = d.y - a.y;</text:p>
      <text:p text:style-name="P13"><text:tab/>bc.x = c.x - b.x;</text:p>
      <text:p text:style-name="P13"><text:tab/>bc.y = c.y - b.y;</text:p>
      <text:p text:style-name="P13"><text:tab/>dc.x = c.x - d.x;</text:p>
      <text:p text:style-name="P13"><text:tab/>dc.y = c.y - d.y;</text:p>
      <text:p text:style-name="P13"><text:tab/>if (acos((ab.x * dc.x + ab.y * dc.y) / (sqrt(ab.x * ab.x + ab.y * ab.y) * sqrt(dc.x * dc.x + dc.y * dc.y))) != 0 &amp;&amp; acos((ad.x * bc.x + ad.y * bc.y) / (sqrt(ad.x * ad.x + ad.y * ad.y) * sqrt(bc.x * bc.x + bc.y * bc.y))) != 0) {</text:p>
      <text:p text:style-name="P13"><text:tab/><text:tab/>throw std::logic_error("it's not trapezoid\n");</text:p>
      <text:p text:style-name="P13"><text:tab/>}</text:p>
      <text:p text:style-name="P13"/>
      <text:p text:style-name="P13">}</text:p>
      <text:p text:style-name="P13"/>
      <text:p text:style-name="P13">TPoint TTrapezoid::Center() const {</text:p>
      <text:p text:style-name="P13"><text:tab/>TPoint p;</text:p>
      <text:p text:style-name="P13"><text:tab/>double x = (a.x + b.x + c.x + d.x) /4;</text:p>
      <text:p text:style-name="P13"><text:tab/>double y = (a.y + b.y + c.y + d.y) /4;</text:p>
      <text:p text:style-name="P13"><text:tab/>p.x = x;</text:p>
      <text:p text:style-name="P13"><text:tab/>p.y = y;</text:p>
      <text:p text:style-name="P13"><text:tab/></text:p>
      <text:p text:style-name="P13"><text:tab/>return p;</text:p>
      <text:p text:style-name="P13"/>
      <text:p text:style-name="P13"><text:soft-page-break/>}</text:p>
      <text:p text:style-name="P13">double TTrapezoid::Square() const {</text:p>
      <text:p text:style-name="P13"><text:tab/>TPoint p = this-&gt;Center();</text:p>
      <text:p text:style-name="P13"><text:tab/>double t1 = 0.5 * fabs((b.x - a.x) * (p.y - a.y) - (p.x - a.x) * (b.y - a.y));</text:p>
      <text:p text:style-name="P13"><text:tab/>double t2 = 0.5 * fabs((c.x - b.x) * (p.y - b.y) - (p.x - b.x) * (c.y - b.y));</text:p>
      <text:p text:style-name="P13"><text:tab/>double t3 = 0.5 * fabs((d.x - c.x) * (p.y - c.y) - (p.x - c.x) * (d.y - c.y));</text:p>
      <text:p text:style-name="P13"><text:tab/>double t4 = 0.5 * fabs((a.x - d.x) * (p.y - d.y) - (p.x - d.x) * (a.y - d.y));</text:p>
      <text:p text:style-name="P13"><text:tab/>return t1 + t2 + t3 + t4;</text:p>
      <text:p text:style-name="P13">}</text:p>
      <text:p text:style-name="P13"/>
      <text:p text:style-name="P13">void TTrapezoid::Print(std::ostream&amp; os) const {</text:p>
      <text:p text:style-name="P13"><text:tab/>os &lt;&lt; a &lt;&lt; " " &lt;&lt; b &lt;&lt; " " &lt;&lt; c &lt;&lt; " " &lt;&lt; d &lt;&lt; "\n";</text:p>
      <text:p text:style-name="P13">}</text:p>
      <text:p text:style-name="P13"/>
      <text:p text:style-name="P13"/>
      <text:p text:style-name="P13"/>
      <text:p text:style-name="P11">factory.h</text:p>
      <text:p text:style-name="P10"/>
      <text:p text:style-name="P10">#pragma once</text:p>
      <text:p text:style-name="P10"/>
      <text:p text:style-name="P10">#include &lt;iostream&gt;</text:p>
      <text:p text:style-name="P10">#include &lt;string&gt;</text:p>
      <text:p text:style-name="P10">#include &lt;memory&gt;</text:p>
      <text:p text:style-name="P10">#include "figure.h"</text:p>
      <text:p text:style-name="P10">#include "rectangle.h"</text:p>
      <text:p text:style-name="P10">#include "rhombus.h"</text:p>
      <text:p text:style-name="P10">#include "trapezoid.h"</text:p>
      <text:p text:style-name="P10"/>
      <text:p text:style-name="P10">class Factory {</text:p>
      <text:p text:style-name="P10">public:</text:p>
      <text:p text:style-name="P10"><text:tab/>std::shared_ptr&lt;TFigure&gt; FigureCreate(std::istream&amp; is) {</text:p>
      <text:p text:style-name="P10"><text:tab/><text:tab/>std::string type;</text:p>
      <text:p text:style-name="P10"><text:tab/><text:tab/>std::cin &gt;&gt; type;</text:p>
      <text:p text:style-name="P10"><text:tab/><text:tab/>if (type == "rectangle") {</text:p>
      <text:p text:style-name="P10"><text:tab/><text:tab/><text:tab/> std::shared_ptr&lt;TFigure&gt; f(new TRectangle(is));</text:p>
      <text:p text:style-name="P10"><text:tab/><text:tab/><text:tab/>return f;</text:p>
      <text:p text:style-name="P10"><text:tab/><text:tab/>} else if (type == "rhombus") {</text:p>
      <text:p text:style-name="P10"><text:tab/><text:tab/><text:tab/>std::shared_ptr&lt;TFigure&gt; f(new TRhombus(is));</text:p>
      <text:p text:style-name="P10"><text:tab/><text:tab/><text:tab/>return f;</text:p>
      <text:p text:style-name="P10"><text:tab/><text:tab/>} else if (type == "trapezoid") {</text:p>
      <text:p text:style-name="P10"><text:tab/><text:tab/><text:tab/>std::shared_ptr&lt;TFigure&gt; f(new TTrapezoid(is));</text:p>
      <text:p text:style-name="P10"><text:tab/><text:tab/><text:tab/>return f;</text:p>
      <text:p text:style-name="P10"><text:tab/><text:tab/>} else {</text:p>
      <text:p text:style-name="P10"><text:tab/><text:tab/><text:tab/>throw std::logic_error("Wrong figure\n");</text:p>
      <text:p text:style-name="P10"><text:tab/><text:tab/>}</text:p>
      <text:p text:style-name="P10"><text:tab/>}</text:p>
      <text:p text:style-name="P10"/>
      <text:p text:style-name="P10">};</text:p>
      <text:p text:style-name="P10"/>
      <text:p text:style-name="P11"/>
      <text:p text:style-name="P11"/>
      <text:p text:style-name="P11"/>
      <text:p text:style-name="P11"><text:soft-page-break/>subscriber.h</text:p>
      <text:p text:style-name="P11"/>
      <text:p text:style-name="P13">#pragma once</text:p>
      <text:p text:style-name="P13">#include "subscriber.h"</text:p>
      <text:p text:style-name="P13">#include &lt;string&gt;</text:p>
      <text:p text:style-name="P13">#include &lt;fstream&gt;</text:p>
      <text:p text:style-name="P13">#include &lt;time.h&gt;</text:p>
      <text:p text:style-name="P13">#include &lt;string&gt;</text:p>
      <text:p text:style-name="P13"/>
      <text:p text:style-name="P13"/>
      <text:p text:style-name="P13"/>
      <text:p text:style-name="P13">class ConsolePrint : public sub {</text:p>
      <text:p text:style-name="P13">public:</text:p>
      <text:p text:style-name="P13"><text:tab/>void Print(std::vector&lt;std::shared_ptr&lt;TFigure&gt;&gt;&amp; v) override {</text:p>
      <text:p text:style-name="P13"><text:tab/><text:tab/>for (unsigned int i = 0; i &lt; v.size(); i++) {</text:p>
      <text:p text:style-name="P13"><text:tab/><text:tab/><text:tab/>v[i]-&gt;Print(std::cout);</text:p>
      <text:p text:style-name="P13"><text:tab/><text:tab/>}</text:p>
      <text:p text:style-name="P13"><text:tab/>}</text:p>
      <text:p text:style-name="P13">};</text:p>
      <text:p text:style-name="P13"/>
      <text:p text:style-name="P13">int rndm() {</text:p>
      <text:p text:style-name="P13"><text:tab/><text:tab/>srand (time(NULL));</text:p>
      <text:p text:style-name="P13"><text:tab/><text:tab/>int name = rand() % 600000 + 1;</text:p>
      <text:p text:style-name="P13"><text:tab/><text:tab/>return name;</text:p>
      <text:p text:style-name="P13">}</text:p>
      <text:p text:style-name="P13"/>
      <text:p text:style-name="P13">class FilePrint : public sub {</text:p>
      <text:p text:style-name="P13">public:</text:p>
      <text:p text:style-name="P13"><text:tab/>void Print(std::vector&lt;std::shared_ptr&lt;TFigure&gt;&gt;&amp; v) override {</text:p>
      <text:p text:style-name="P13"><text:tab/><text:tab/>std::string filename = "";</text:p>
      <text:p text:style-name="P13"><text:tab/><text:tab/>filename = "file_" + std::to_string(rndm()) + ".txt";</text:p>
      <text:p text:style-name="P13"><text:tab/><text:tab/>std::ofstream file(filename);</text:p>
      <text:p text:style-name="P13"><text:tab/><text:tab/>for (unsigned int i = 0; i &lt; v.size(); i++) {</text:p>
      <text:p text:style-name="P13"><text:tab/><text:tab/><text:tab/>v[i]-&gt;Print(file);</text:p>
      <text:p text:style-name="P13"><text:tab/><text:tab/>}</text:p>
      <text:p text:style-name="P13"><text:tab/>}</text:p>
      <text:p text:style-name="P13"/>
      <text:p text:style-name="P13">};</text:p>
      <text:p text:style-name="P10"/>
      <text:p text:style-name="P10"/>
      <text:p text:style-name="P11">subscriber.cpp</text:p>
      <text:p text:style-name="P10">#pragma once</text:p>
      <text:p text:style-name="P10"/>
      <text:p text:style-name="P10"/>
      <text:p text:style-name="P10">#include "figure.h"</text:p>
      <text:p text:style-name="P10">#include "rectangle.h"</text:p>
      <text:p text:style-name="P10">#include "rhombus.h"</text:p>
      <text:p text:style-name="P10">#include "trapezoid.h"</text:p>
      <text:p text:style-name="P10">#include &lt;vector&gt;</text:p>
      <text:p text:style-name="P10">#include &lt;memory&gt;</text:p>
      <text:p text:style-name="P10"/>
      <text:p text:style-name="P10"/>
      <text:p text:style-name="P10"><text:soft-page-break/>class <text:s/>sub {</text:p>
      <text:p text:style-name="P10">public:</text:p>
      <text:p text:style-name="P10"><text:tab/>virtual void Print(std::vector&lt;std::shared_ptr&lt;TFigure&gt;&gt;&amp; v) = 0;</text:p>
      <text:p text:style-name="P10"><text:tab/>virtual ~sub() = default;</text:p>
      <text:p text:style-name="P10">};</text:p>
      <text:p text:style-name="P10"/>
      <text:p text:style-name="P10"/>
      <text:p text:style-name="P10"/>
      <text:p text:style-name="P10"/>
      <text:p text:style-name="P10"/>
      <text:p text:style-name="P10"/>
      <text:p text:style-name="P12">subscribers.cpp</text:p>
      <text:p text:style-name="P12"/>
      <text:p text:style-name="P13">#pragma once</text:p>
      <text:p text:style-name="P13">#include "subscriber.h"</text:p>
      <text:p text:style-name="P13">#include &lt;string&gt;</text:p>
      <text:p text:style-name="P13">#include &lt;fstream&gt;</text:p>
      <text:p text:style-name="P13">#include &lt;time.h&gt;</text:p>
      <text:p text:style-name="P13">#include &lt;string&gt;</text:p>
      <text:p text:style-name="P13"/>
      <text:p text:style-name="P13"/>
      <text:p text:style-name="P13"/>
      <text:p text:style-name="P13">class ConsolePrint : public sub {</text:p>
      <text:p text:style-name="P13">public:</text:p>
      <text:p text:style-name="P13"><text:tab/>void Print(std::vector&lt;std::shared_ptr&lt;TFigure&gt;&gt;&amp; v) override {</text:p>
      <text:p text:style-name="P13"><text:tab/><text:tab/>for (unsigned int i = 0; i &lt; v.size(); i++) {</text:p>
      <text:p text:style-name="P13"><text:tab/><text:tab/><text:tab/>v[i]-&gt;Print(std::cout);</text:p>
      <text:p text:style-name="P13"><text:tab/><text:tab/>}</text:p>
      <text:p text:style-name="P13"><text:tab/>}</text:p>
      <text:p text:style-name="P13">};</text:p>
      <text:p text:style-name="P13"/>
      <text:p text:style-name="P13">int rndm() {</text:p>
      <text:p text:style-name="P13"><text:tab/><text:tab/>srand (time(NULL));</text:p>
      <text:p text:style-name="P13"><text:tab/><text:tab/>int name = rand() % 600000 + 1;</text:p>
      <text:p text:style-name="P13"><text:tab/><text:tab/>return name;</text:p>
      <text:p text:style-name="P13">}</text:p>
      <text:p text:style-name="P13"/>
      <text:p text:style-name="P13">class FilePrint : public sub {</text:p>
      <text:p text:style-name="P13">public:</text:p>
      <text:p text:style-name="P13"><text:tab/>void Print(std::vector&lt;std::shared_ptr&lt;TFigure&gt;&gt;&amp; v) override {</text:p>
      <text:p text:style-name="P13"><text:tab/><text:tab/>std::string filename = "";</text:p>
      <text:p text:style-name="P13"><text:tab/><text:tab/>filename = "file_" + std::to_string(rndm()) + ".txt";</text:p>
      <text:p text:style-name="P13"><text:tab/><text:tab/>std::ofstream file(filename);</text:p>
      <text:p text:style-name="P13"><text:tab/><text:tab/>for (unsigned int i = 0; i &lt; v.size(); i++) {</text:p>
      <text:p text:style-name="P13"><text:tab/><text:tab/><text:tab/>v[i]-&gt;Print(file);</text:p>
      <text:p text:style-name="P13"><text:tab/><text:tab/>}</text:p>
      <text:p text:style-name="P13"><text:tab/>}</text:p>
      <text:p text:style-name="P13"/>
      <text:p text:style-name="P13">};</text:p>
      <text:p text:style-name="P10"/>
      <text:p text:style-name="P10"/>
      <text:p text:style-name="P10"/>
      <text:p text:style-name="P1"><text:soft-page-break/><text:span text:style-name="T2">2. Ссылка на репозиторий на </text:span><text:span text:style-name="T5">GitHub</text:span><text:span text:style-name="T2">.</text:span></text:p>
      <text:p text:style-name="P5"/>
      <text:p text:style-name="Standard"><text:span text:style-name="T3">https</text:span><text:span text:style-name="T1">://</text:span><text:span text:style-name="T3">github</text:span><text:span text:style-name="T1">.</text:span><text:span text:style-name="T3">com</text:span><text:span text:style-name="T4">/Anton-Boldyrev</text:span><text:span text:style-name="T1">/</text:span><text:span text:style-name="T3">oop</text:span><text:span text:style-name="T1">_</text:span><text:span text:style-name="T3">exercise</text:span><text:span text:style-name="T1">_08</text:span></text:p>
      <text:p text:style-name="P6"/>
      <text:p text:style-name="P1"><text:span text:style-name="T5">3. </text:span><text:span text:style-name="T2">Набор</text:span><text:span text:style-name="T5"> </text:span><text:span text:style-name="T2">тестов</text:span><text:span text:style-name="T5">.</text:span></text:p>
      <text:p text:style-name="P3"/>
      <text:p text:style-name="P2"/>
      <text:p text:style-name="P4">courage@courage-X550LC:~/oop/oop_exercise_08/build$ ./oop_exercise_08 4</text:p>
      <text:p text:style-name="P4">enter - to enter 4 figures</text:p>
      <text:p text:style-name="P4">exit - to finish execution of program</text:p>
      <text:p text:style-name="P4">enter</text:p>
      <text:p text:style-name="P4">rectangle 0 0 0 3 6 3 6 0</text:p>
      <text:p text:style-name="P4">trapezoid 0 0 3 3 6 3 9 0</text:p>
      <text:p text:style-name="P4">rhombus 0 0 0 1 1 1 1 0</text:p>
      <text:p text:style-name="P4">rectangle 0 0 0 3 6 3 6 0</text:p>
      <text:p text:style-name="P4">Buffer is full!</text:p>
      <text:p text:style-name="P4">0 0 0 3 6 3 6 0</text:p>
      <text:p text:style-name="P4">0 0 3 3 6 3 9 0</text:p>
      <text:p text:style-name="P4">0 0 0 1 1 1 1 0</text:p>
      <text:p text:style-name="P4">0 0 0 3 6 3 6 0</text:p>
      <text:p text:style-name="P4">exit</text:p>
      <text:p text:style-name="P4">courage@courage-X550LC:~/oop/oop_exercise_08/build$ cat file_440624.txt </text:p>
      <text:p text:style-name="P4">0 0 0 3 6 3 6 0</text:p>
      <text:p text:style-name="P4">0 0 3 3 6 3 9 0</text:p>
      <text:p text:style-name="P4">0 0 0 1 1 1 1 0</text:p>
      <text:p text:style-name="P4">0 0 0 3 6 3 6 0</text:p>
      <text:p text:style-name="P6"/>
      <text:p text:style-name="P6"/>
      <text:p text:style-name="P6"/>
      <text:p text:style-name="P6"/>
      <text:p text:style-name="P6"/>
      <text:p text:style-name="P1"><text:span text:style-name="T2">4. Объяснение результатов работы программы.</text:span></text:p>
      <text:p text:style-name="P14"/>
      <text:p text:style-name="P14"><text:span text:style-name="T1">Для создания фигур реализован отдельный класс Factory, в классе ConsolePrint написан метод печати фигур в консоли, в классе FilePrint — метод записи <text:s/>в файл с рандомным именем. Оба класса наследуют метод Print из класса родителя Sub. В main работают 2 потока, один считывает и сохраняет в буфер фигуры, а другой печатает их в файл и на консоль.</text:span></text:p>
      <text:p text:style-name="P6"/>
      <text:p text:style-name="P1"><text:span text:style-name="T2">5. Вывод.</text:span></text:p>
      <text:p text:style-name="P3">Выполняя данную лабораторную работу, я обрел базовые навыки многопоточного программирования, научился использовать мьютексы и условные переменные. Понял, как нужно работать с потоками и какие могут при этом возникнуть трудности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11:13:34.295260400</meta:creation-date>
    <dc:date>2020-01-11T01:20:11.775093450</dc:date>
    <meta:editing-cycles>2</meta:editing-cycles>
    <meta:editing-duration>PT8M54S</meta:editing-duration>
    <meta:document-statistic meta:table-count="1" meta:image-count="0" meta:object-count="0" meta:page-count="11" meta:paragraph-count="395" meta:word-count="2075" meta:character-count="11178" meta:non-whitespace-character-count="9226"/>
    <meta:generator>LibreOffice/6.0.7.3$Linux_X86_64 LibreOffice_project/00m0$Build-3</meta:generator>
  </office:meta>
</office:document-meta>
</file>